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ab99" officeooo:paragraph-rsid="0007ab99" style:font-weight-asian="bold" style:font-weight-complex="bold"/>
    </style:style>
    <style:style style:name="P2" style:family="paragraph" style:parent-style-name="Standard">
      <style:text-properties fo:font-weight="bold" officeooo:rsid="0009ebcb" officeooo:paragraph-rsid="0009ebcb" style:font-weight-asian="bold" style:font-weight-complex="bold"/>
    </style:style>
    <style:style style:name="T1" style:family="text">
      <style:text-properties officeooo:rsid="000b2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of Jenkins</text:p>
      <text:p text:style-name="P1"><text:tab/>A server with </text:p>
      <text:p text:style-name="P1"><text:tab/><text:tab/>8HDD</text:p>
      <text:p text:style-name="P1"><text:tab/><text:tab/>2GB RAM</text:p>
      <text:p text:style-name="P1"><text:tab/><text:tab/>CPU</text:p>
      <text:p text:style-name="P1"/>
      <text:p text:style-name="P1"/>
      <text:p text:style-name="P1"/>
      <text:p text:style-name="P2">Manual – Build Now</text:p>
      <text:p text:style-name="P2">Shedule</text:p>
      <text:p text:style-name="P2">Poll SCM</text:p>
      <text:p text:style-name="P1">Github-Webhook</text:p>
      <text:p text:style-name="P1"><text:tab/><text:span text:style-name="T1">Github integration plugi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0:59:17.252452375</meta:creation-date>
    <dc:date>2018-09-26T22:21:47.966281017</dc:date>
    <meta:editing-duration>PT16M48S</meta:editing-duration>
    <meta:editing-cycles>1</meta:editing-cycles>
    <meta:document-statistic meta:table-count="0" meta:image-count="0" meta:object-count="0" meta:page-count="1" meta:paragraph-count="10" meta:word-count="20" meta:character-count="131" meta:non-whitespace-character-count="111"/>
    <meta:generator>LibreOffice/6.0.3.2$Linux_X86_64 LibreOffice_project/00m0$Build-2</meta:generator>
  </office:meta>
</office:document-meta>
</file>